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mdl-std05.info.fundp.ac.be:8181/mdl_web/StateOfArts" text:style-name="Internet_20_link" text:visited-style-name="Visited_20_Internet_20_Link">http://mdl-std05.info.fundp.ac.be:8181/mdl_web/StateOfArts</text:a></text:p>
      <text:p text:style-name="Standard"><text:a xlink:type="simple" xlink:href="http://mdl-std05.info.fundp.ac.be:8181/mdl_web/StateOfArts/4/articles" text:style-name="Internet_20_link" text:visited-style-name="Visited_20_Internet_20_Link">http://mdl-std05.info.fundp.ac.be:8181/mdl_web/StateOfArts/4/articles</text:a></text:p>
      <text:p text:style-name="Standard"><text:a xlink:type="simple" xlink:href="https://www.youtube.com/watch?v=6mT3r8Qn1VY" text:style-name="Internet_20_link" text:visited-style-name="Visited_20_Internet_20_Link">https://www.youtube.com/watch?v=6mT3r8Qn1VY</text:a></text:p>
      <text:p text:style-name="Standard"/>
      <text:p text:style-name="Standard"><text:a xlink:type="simple" xlink:href="https://www.youtube.com/watch?v=aoWqFLGCK60" text:style-name="Internet_20_link" text:visited-style-name="Visited_20_Internet_20_Link">https://www.youtube.com/watch?v=aoWqFLGCK60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0:24:40.259185294</meta:creation-date>
    <dc:date>2019-04-25T12:27:13.217977871</dc:date>
    <meta:editing-duration>PT52M2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4" meta:character-count="213" meta:non-whitespace-character-count="213"/>
  </office:meta>
</office:document-meta>
</file>